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style:style>
    <style:style style:name="P2" style:parent-style-name="Standard" style:family="paragraph">
      <style:paragraph-properties fo:text-align="center" fo:line-height="150%"/>
      <style:text-properties style:font-name="Arial"/>
    </style:style>
    <style:style style:name="P3" style:parent-style-name="Standard" style:family="paragraph">
      <style:paragraph-properties fo:text-align="center" fo:line-height="150%"/>
      <style:text-properties style:font-name="Arial" style:font-name-complex="Arial" fo:font-weight="bold" style:font-weight-asian="bold"/>
    </style:style>
    <style:style style:name="P4" style:parent-style-name="Standard" style:family="paragraph">
      <style:paragraph-properties fo:text-align="center" fo:line-height="150%"/>
      <style:text-properties style:font-name="Arial" style:font-name-complex="Arial" fo:font-weight="bold" style:font-weight-asian="bold"/>
    </style:style>
    <style:style style:name="P5" style:parent-style-name="Standard" style:family="paragraph">
      <style:paragraph-properties fo:text-align="justify" fo:line-height="150%" fo:text-indent="0.3937in"/>
      <style:text-properties style:font-name="Arial" style:font-name-complex="Arial"/>
    </style:style>
    <style:style style:name="P6" style:parent-style-name="Standard" style:family="paragraph">
      <style:paragraph-properties fo:text-align="justify" fo:line-height="150%" fo:text-indent="0.3937in"/>
      <style:text-properties style:font-name="Arial" style:font-name-complex="Arial"/>
    </style:style>
    <style:style style:name="P7" style:parent-style-name="Standard" style:family="paragraph">
      <style:paragraph-properties fo:widows="2" fo:orphans="2" fo:text-align="justify" fo:margin-left="0.1972in" fo:margin-right="0.2326in">
        <style:tab-stops/>
      </style:paragraph-properties>
      <style:text-properties style:font-name="Arial" style:font-name-complex="Arial"/>
    </style:style>
    <style:style style:name="P8" style:parent-style-name="Standard" style:family="paragraph">
      <style:paragraph-properties fo:text-align="justify" fo:margin-top="0.125in" fo:line-height="150%" fo:text-indent="0.3979in"/>
      <style:text-properties style:font-name="Arial" style:font-name-complex="Arial"/>
    </style:style>
    <style:style style:name="P9" style:parent-style-name="Standard" style:family="paragraph">
      <style:paragraph-properties fo:text-align="justify" fo:line-height="150%" fo:text-indent="0.3958in"/>
    </style:style>
    <style:style style:name="T10" style:parent-style-name="Fuentedepárrafopredeter." style:family="text">
      <style:text-properties style:font-name="Arial" style:font-name-complex="Arial"/>
    </style:style>
    <style:style style:name="T11" style:parent-style-name="Fuentedepárrafopredeter." style:family="text">
      <style:text-properties style:font-name="Arial" style:font-name-complex="Arial"/>
    </style:style>
    <style:style style:name="T12" style:parent-style-name="Fuentedepárrafopredeter." style:family="text">
      <style:text-properties style:font-name="Arial" style:font-name-complex="Arial"/>
    </style:style>
    <style:style style:name="T13" style:parent-style-name="Fuentedepárrafopredeter." style:family="text">
      <style:text-properties style:font-name="Arial" style:font-name-complex="Arial"/>
    </style:style>
    <style:style style:name="T14" style:parent-style-name="Fuentedepárrafopredeter." style:family="text">
      <style:text-properties style:font-name="Arial" style:font-name-complex="Arial"/>
    </style:style>
    <style:style style:name="T15" style:parent-style-name="Fuentedepárrafopredeter." style:family="text">
      <style:text-properties style:font-name="Arial" style:font-name-complex="Arial"/>
    </style:style>
    <style:style style:name="T16" style:parent-style-name="Fuentedepárrafopredeter." style:family="text">
      <style:text-properties style:font-name="Arial" style:font-name-complex="Arial" style:font-size-complex="11.5pt"/>
    </style:style>
    <style:style style:name="T17" style:parent-style-name="Fuentedepárrafopredeter." style:family="text">
      <style:text-properties style:font-name="Arial" style:font-name-complex="Arial" style:font-size-complex="11.5pt"/>
    </style:style>
    <style:style style:name="T18" style:parent-style-name="Fuentedepárrafopredeter." style:family="text">
      <style:text-properties style:font-name="Arial" style:font-name-complex="Arial" style:font-size-complex="11.5pt"/>
    </style:style>
    <style:style style:name="T19" style:parent-style-name="Fuentedepárrafopredeter." style:family="text">
      <style:text-properties style:font-name="Arial" style:font-name-complex="Arial" style:font-size-complex="11.5pt"/>
    </style:style>
    <style:style style:name="T20" style:parent-style-name="Fuentedepárrafopredeter." style:family="text">
      <style:text-properties style:font-name="Arial" style:font-name-complex="Arial"/>
    </style:style>
    <style:style style:name="T21" style:parent-style-name="Fuentedepárrafopredeter." style:family="text">
      <style:text-properties style:font-name="Arial" style:font-name-complex="Arial" style:font-size-complex="11.5pt"/>
    </style:style>
    <style:style style:name="T22" style:parent-style-name="Fuentedepárrafopredeter." style:family="text">
      <style:text-properties style:font-name="Arial" style:font-name-complex="Arial"/>
    </style:style>
    <style:style style:name="T23" style:parent-style-name="Fuentedepárrafopredeter." style:family="text">
      <style:text-properties style:font-name="Arial" style:font-name-complex="Arial"/>
    </style:style>
    <style:style style:name="T24" style:parent-style-name="Fuentedepárrafopredeter." style:family="text">
      <style:text-properties style:font-name="Arial" style:font-name-complex="Arial"/>
    </style:style>
    <style:style style:name="T25" style:parent-style-name="Fuentedepárrafopredeter." style:family="text">
      <style:text-properties style:font-name="Arial" style:font-name-complex="Arial"/>
    </style:style>
    <style:style style:name="T26" style:parent-style-name="Fuentedepárrafopredeter." style:family="text">
      <style:text-properties style:font-name="Arial" style:font-name-complex="Arial"/>
    </style:style>
    <style:style style:name="T27" style:parent-style-name="Fuentedepárrafopredeter." style:family="text">
      <style:text-properties style:font-name="Arial" style:font-name-complex="Arial"/>
    </style:style>
    <style:style style:name="P28" style:parent-style-name="Standard" style:family="paragraph">
      <style:paragraph-properties fo:text-align="justify" fo:line-height="150%" fo:text-indent="0.3958in"/>
    </style:style>
    <style:style style:name="T29" style:parent-style-name="Fuentedepárrafopredeter." style:family="text">
      <style:text-properties style:font-name="Arial" style:font-name-complex="Arial"/>
    </style:style>
    <style:style style:name="T30" style:parent-style-name="Fuentedepárrafopredeter." style:family="text">
      <style:text-properties style:font-name="Arial" style:font-name-complex="Arial"/>
    </style:style>
    <style:style style:name="T31" style:parent-style-name="Fuentedepárrafopredeter." style:family="text">
      <style:text-properties style:font-name="Arial" style:font-name-complex="Arial"/>
    </style:style>
    <style:style style:name="T32" style:parent-style-name="Fuentedepárrafopredeter." style:family="text">
      <style:text-properties style:font-name="Arial" style:font-name-complex="Arial"/>
    </style:style>
    <style:style style:name="T33" style:parent-style-name="Fuentedepárrafopredeter." style:family="text">
      <style:text-properties style:font-name="Arial" style:font-name-complex="Arial"/>
    </style:style>
    <style:style style:name="T34" style:parent-style-name="Fuentedepárrafopredeter." style:family="text">
      <style:text-properties style:font-name="Arial" style:font-name-complex="Arial"/>
    </style:style>
    <style:style style:name="T35" style:parent-style-name="Fuentedepárrafopredeter." style:family="text">
      <style:text-properties style:font-name="Arial" style:font-name-complex="Arial"/>
    </style:style>
    <style:style style:name="T36" style:parent-style-name="Fuentedepárrafopredeter." style:family="text">
      <style:text-properties style:font-name="Arial" style:font-name-complex="Arial"/>
    </style:style>
    <style:style style:name="P37" style:parent-style-name="Standard" style:family="paragraph">
      <style:paragraph-properties fo:text-align="justify" fo:line-height="150%" fo:text-indent="0.3958in"/>
    </style:style>
    <style:style style:name="T38" style:parent-style-name="Fuentedepárrafopredeter." style:family="text">
      <style:text-properties style:font-name="Arial"/>
    </style:style>
    <style:style style:name="T39" style:parent-style-name="Fuentedepárrafopredeter." style:family="text">
      <style:text-properties style:font-name="Arial"/>
    </style:style>
    <style:style style:name="T40" style:parent-style-name="Fuentedepárrafopredeter." style:family="text">
      <style:text-properties style:font-name="Arial"/>
    </style:style>
    <style:style style:name="P41" style:parent-style-name="Standard" style:family="paragraph">
      <style:paragraph-properties fo:text-align="justify" fo:line-height="150%" fo:text-indent="0.3958in"/>
      <style:text-properties style:font-name="Arial"/>
    </style:style>
    <style:style style:name="P42" style:parent-style-name="Standard" style:family="paragraph">
      <style:paragraph-properties fo:text-align="justify" fo:margin-left="0.1972in" fo:margin-right="0.2312in">
        <style:tab-stops/>
      </style:paragraph-properties>
      <style:text-properties style:font-name="Arial" style:font-name-complex="Arial" style:font-size-complex="9pt" fo:background-color="#FFFFFF"/>
    </style:style>
    <style:style style:name="P43" style:parent-style-name="Standard" style:family="paragraph">
      <style:paragraph-properties fo:text-align="justify" fo:margin-top="0.125in" fo:line-height="150%" fo:margin-right="0.2326in"/>
      <style:text-properties style:font-name="Arial" style:font-name-complex="Arial" style:font-size-complex="9pt"/>
    </style:style>
    <style:style style:name="P44" style:parent-style-name="Standard" style:family="paragraph">
      <style:paragraph-properties fo:text-align="justify" fo:line-height="150%" fo:text-indent="0.3979in"/>
      <style:text-properties style:font-name="Arial" style:font-name-complex="Times New Roman"/>
    </style:style>
    <style:style style:name="P45" style:parent-style-name="Standard" style:family="paragraph">
      <style:paragraph-properties fo:text-align="justify" fo:margin-top="0.0833in" fo:line-height="150%" fo:text-indent="0.3979in"/>
      <style:text-properties style:font-name="Arial" style:font-name-complex="Times New Roman"/>
    </style:style>
    <style:style style:name="P46" style:parent-style-name="Standard" style:family="paragraph">
      <style:paragraph-properties fo:text-align="justify" fo:margin-top="0.0833in" fo:margin-left="0.1972in" fo:margin-right="0.2312in">
        <style:tab-stops/>
      </style:paragraph-properties>
      <style:text-properties style:font-name="Arial" style:font-name-complex="Times New Roman"/>
    </style:style>
    <style:style style:name="P47" style:parent-style-name="Standard" style:family="paragraph">
      <style:paragraph-properties fo:text-align="justify" fo:margin-top="0.1666in" fo:line-height="150%" fo:text-indent="0.3979in"/>
      <style:text-properties style:font-name="Arial" style:font-name-complex="Times New Roman"/>
    </style:style>
    <style:style style:name="P48" style:parent-style-name="Standard" style:family="paragraph">
      <style:paragraph-properties fo:text-align="justify" fo:line-height="150%" fo:text-indent="0.3958in"/>
    </style:style>
    <style:style style:name="T49" style:parent-style-name="Fuentedepárrafopredeter." style:family="text">
      <style:text-properties style:font-name="Arial" style:font-name-complex="Times New Roman"/>
    </style:style>
    <style:style style:name="T50" style:parent-style-name="Fuentedepárrafopredeter." style:family="text">
      <style:text-properties style:font-name="Arial" style:font-name-complex="Times New Roman"/>
    </style:style>
    <style:style style:name="T51" style:parent-style-name="Fuentedepárrafopredeter." style:family="text">
      <style:text-properties style:font-name="Arial" style:font-name-complex="Times New Roman"/>
    </style:style>
    <style:style style:name="P52" style:parent-style-name="Standard" style:family="paragraph">
      <style:paragraph-properties fo:text-align="justify" fo:line-height="150%" fo:text-indent="0.3958in"/>
    </style:style>
    <style:style style:name="T53" style:parent-style-name="Fuentedepárrafopredeter." style:family="text">
      <style:text-properties style:font-name="Arial" style:font-name-complex="Times New Roman"/>
    </style:style>
    <style:style style:name="T54" style:parent-style-name="Fuentedepárrafopredeter." style:family="text">
      <style:text-properties style:font-name="Arial" style:font-name-complex="Times New Roman"/>
    </style:style>
    <style:style style:name="T55" style:parent-style-name="Fuentedepárrafopredeter." style:family="text">
      <style:text-properties style:font-name="Arial" style:font-name-complex="Times New Roman"/>
    </style:style>
    <style:style style:name="T56" style:parent-style-name="Fuentedepárrafopredeter." style:family="text">
      <style:text-properties style:font-name="Arial" style:font-name-complex="Times New Roman"/>
    </style:style>
    <style:style style:name="P57" style:parent-style-name="Standard" style:family="paragraph">
      <style:paragraph-properties fo:text-align="justify" fo:line-height="150%" fo:text-indent="0.3958in"/>
      <style:text-properties style:font-name="Arial" style:font-name-complex="Times New Roman"/>
    </style:style>
    <style:style style:name="P58" style:parent-style-name="Standard" style:family="paragraph">
      <style:paragraph-properties fo:text-align="justify" fo:line-height="150%" fo:text-indent="0.3958in"/>
      <style:text-properties style:font-name="Arial" style:font-name-complex="Times New Roman"/>
    </style:style>
    <style:style style:name="P59" style:parent-style-name="Standard" style:family="paragraph">
      <style:paragraph-properties fo:text-align="justify" fo:line-height="150%" fo:text-indent="0.3958in"/>
    </style:style>
    <style:style style:name="T60" style:parent-style-name="Fuentedepárrafopredeter." style:family="text">
      <style:text-properties style:font-name="Arial" style:font-name-complex="Times New Roman"/>
    </style:style>
    <style:style style:name="T61" style:parent-style-name="Fuentedepárrafopredeter." style:family="text">
      <style:text-properties style:font-name="Arial" style:font-name-complex="Times New Roman"/>
    </style:style>
    <style:style style:name="T62" style:parent-style-name="Fuentedepárrafopredeter." style:family="text">
      <style:text-properties style:font-name="Arial" style:font-name-complex="Times New Roman"/>
    </style:style>
    <style:style style:name="P63" style:parent-style-name="Standard" style:family="paragraph">
      <style:paragraph-properties style:text-autospace="none" fo:text-align="justify" fo:line-height="150%" fo:text-indent="0.3958in"/>
      <style:text-properties style:font-name="Arial"/>
    </style:style>
    <style:style style:name="P64" style:parent-style-name="Standard" style:family="paragraph">
      <style:paragraph-properties fo:text-align="justify" fo:line-height="150%" fo:text-indent="0.3909in"/>
      <style:text-properties style:font-name="Arial"/>
    </style:style>
    <style:style style:name="P65" style:parent-style-name="Standard" style:family="paragraph">
      <style:paragraph-properties fo:text-align="justify" fo:line-height="150%" fo:text-indent="0.3909in"/>
      <style:text-properties style:font-name="Arial"/>
    </style:style>
    <style:style style:name="P66" style:parent-style-name="Standard" style:family="paragraph">
      <style:paragraph-properties fo:text-align="justify" fo:line-height="150%" fo:text-indent="0.3909in"/>
      <style:text-properties style:font-name="Arial"/>
    </style:style>
    <style:style style:name="P67" style:parent-style-name="Standard" style:family="paragraph">
      <style:paragraph-properties style:text-autospace="none" fo:text-align="justify" fo:line-height="150%" fo:text-indent="0.3909in"/>
    </style:style>
    <style:style style:name="T68" style:parent-style-name="Fuentedepárrafopredeter." style:family="text">
      <style:text-properties style:font-name="Arial" style:font-name-complex="Times New Roman" style:font-weight-complex="bold"/>
    </style:style>
    <style:style style:name="T69" style:parent-style-name="Fuentedepárrafopredeter." style:family="text">
      <style:text-properties style:font-name="Arial" style:font-name-complex="Times New Roman"/>
    </style:style>
    <style:style style:name="T70" style:parent-style-name="Fuentedepárrafopredeter." style:family="text">
      <style:text-properties style:font-name="Arial" style:font-name-complex="Times New Roman"/>
    </style:style>
    <style:style style:name="T71" style:parent-style-name="Fuentedepárrafopredeter." style:family="text">
      <style:text-properties style:font-name="Arial" style:font-name-complex="Times New Roman" style:font-weight-complex="bold"/>
    </style:style>
  </office:automatic-styles>
  <office:body>
    <office:text text:use-soft-page-breaks="true">
      <text:p text:style-name="P1">CONTEXTO DE PROBLEMATIZACIÓN</text:p>
      <text:p text:style-name="P2"/>
      <text:p text:style-name="P3">Planteamiento del Problema</text:p>
      <text:p text:style-name="P4"/>
      <text:p text:style-name="P5">A lo largo de los últimos setenta y cinco años, las computadoras se han convertido en el pilar de las tecnologías de la<text:s/>información y las comunicaciones, estos han evolucionado en paralelo con el creciente conjunto de la sociedad a escala global. Las computadoras, tanto en su faceta lúdica como en su aspecto de herramienta de comunicación es utilizado por un número mayor de<text:s/>personas dentro de una tendencia extraordinariamente dinámica, hasta el punto de instalarse en nuestra sociedad y, por hoy, ser la primera opción a la hora de minimizar el trabajo.</text:p>
      <text:p text:style-name="P6">Según Cabrera (2010) señala que:</text:p>
      <text:p text:style-name="P7">La evolución tecnológica de las dos ultimas décadas (finales del siglo XX y principio del siglo XXI) ha experimentado a gran velocidad las posibilidades de la digitalización y distribución de la información y el conocimiento de las nuevas redes de telecomunicaciones, especialmente a través de Internet, y mas próximo al momento actual a través de la telefonía móvil y el satélite. (pág.<text:s/>9).</text:p>
      <text:p text:style-name="P8">Esta definición<text:s/>muestra<text:s/>que la tecnología transcurre en el tiempo acelerando su crecimiento, aprovechando nuevas maneras y entornos<text:s/>en la que se puede utilizar, abarcando masivamente cada ubicación territorial,<text:s/>aprovechando las poderosas herramientas<text:s/>de la<text:s/>telecomunicación<text:s/>por medio del<text:s/>internet.<text:s/>El avance tecnológico que experimenta la humanidad está marcando la pauta<text:s/>en el desarrollo de los países del mundo. Quienes poseen mayor tecnología están en ventaja sobre los que están desarrollándola y más aquellos que apenas dan sus primeros pasos. Similarmente ocurre con las empresas, instituciones u organizaciones, donde se<text:s/>requiere ser más eficiente, ofreciendo calidad. Cada día<text:s/>mejoran los procesos productivos, administrativos, los de comunicación y en la mayoría de los casos, se apoya en la utilización de la computadora como herramienta necesaria para el<text:s/><text:soft-page-break/>procesamiento de la información con el fin de brindar una respuesta rápida y confiable que facilite el proceso de toma de decisión, por ende, muchas empresas a nivel mundial han visto la necesidad de avanzar tecnológicamente en todas sus áreas para no verse desplazadas por otras más competitivas.<text:s/></text:p>
      <text:p text:style-name="P9"><text:span text:style-name="T10">En tal sentido, la opción de solucionar más</text:span><text:span text:style-name="T11"><text:s/>problemáticas</text:span><text:span text:style-name="T12"><text:s/>a lo larg</text:span><text:span text:style-name="T13">o de toda la vida supone en el futuro inminente la construcción de unos nuevos programas de comunicación en el que se pueda</text:span><text:span text:style-name="T14">n</text:span><text:span text:style-name="T15"><text:s/>comunicar entre sí, y las tecnologías de información y comunicación<text:s/></text:span><text:span text:style-name="T16">constituyen la plataforma fundamental que permite</text:span><text:span text:style-name="T17">n</text:span><text:span text:style-name="T18"><text:s/>desarrollar cu</text:span><text:span text:style-name="T19">alquier esfuerzo para mejorar el proceso de comunicación. Según<text:s/></text:span><text:span text:style-name="T20">Zúñiga</text:span><text:span text:style-name="T21"><text:s/>(2009) las tecnologías de información y comunicación son “</text:span><text:span text:style-name="T22">Conjunto de servicios, redes, software y dispositivos que tienen como fin la mejora de la calidad de vida de las personas dentr</text:span><text:span text:style-name="T23">o de un entorno, y que se integran a un sistema de información interconectado y compleme</text:span><text:span text:style-name="T24">ntario”. (p</text:span><text:span text:style-name="T25">ág</text:span><text:span text:style-name="T26">. 2).</text:span><text:span text:style-name="T27">}</text:span></text:p>
      <text:p text:style-name="P28"><text:span text:style-name="T29">Por consiguiente, las TICs son herramientas facilitadoras de trabajo, librando cargas considerables gracias a la interconectividad</text:span><text:span text:style-name="T30"><text:s/>entre los sistemas dispersos</text:span><text:span text:style-name="T31">. El esfuerzo<text:s/></text:span><text:span text:style-name="T32">librado<text:s/></text:span><text:span text:style-name="T33">en<text:s/></text:span><text:span text:style-name="T34">las áreas involucradas</text:span><text:span text:style-name="T35">,<text:s/></text:span><text:span text:style-name="T36">es mejor aprovechado en otras funciones que, probablemente requieran de una mayor capacidad de análisis o un mayor esfuerzo físico. Esta característica tiende a concurrir en cambios sistemáticos dentro de los procesos de un lugar determinado.</text:span></text:p>
      <text:p text:style-name="P37"><text:span text:style-name="T38">Venezuela no escapa de esta realidad y en los últimos años ha sufrido cambios sociales, religiosos, económicos, políticos y educativos que e</text:span><text:span text:style-name="T39">xigen una transformación radical en el país. Es así como, la tecnología debe jugar un papel importante, por cuanto ella pueda contribuir en la facilidad de comunicación que permitan la participación en la solución de problemas y en conciencia, mejorar la c</text:span><text:span text:style-name="T40">alidad del ambiente, tanto en los aspectos naturales como en las sociales que lo conforman.</text:span></text:p>
      <text:p text:style-name="P41">De esta manera el Proyecto Nacional Simón Bolívar (2007) señala:</text:p>
      <text:soft-page-break/>
      <text:p text:style-name="P42">Se hará un énfasis particular para impulsar el logro de su desarrollo tecnológico interno que<text:s/>posibilite la autonomía relativa de las actividades productivas y de servicios necesarios para alcanzar y sostener el desarrollo, mediante el fortalecimiento de la capacidad de innovar, importar, modificar y divulgar tecnologías orientadas primordialmente<text:s/>a la satisfacción de las necesidades humanas que, a su vez, favorezcan el desarrollo científico. (pág. 21).</text:p>
      <text:p text:style-name="P43"><text:tab/>Por consiguiente, se ha incrementado las herramientas que dirigen la política en Venezuela en materia de Ciencia, Tecnología e Innovación,<text:s/>resaltando principalmente aquellos aspectos dirigidos a transformar los procesos de la tecnología, con el objetivo de promover el desarrollo económico, social e industrial y afianzar el Sistema Nacional de Ciencia, Tecnología e Innovación del Estado.</text:p>
      <text:p text:style-name="P44">Visto<text:s/>desde perspectiva, las tecnologías deben servir de herramientas para la construcción de la comunicación, de manera que el ente administrativo aprenda “con” las computadoras y no “de” ellas, pues éstas deberían ser medios que les permitan una mejor comunicación entre ellos reduciendo así, la mayor cantidad de esfuerzo físico que esto implica. De este modo, la planificación, la toma de decisiones y la autorregulación son responsabilidad del usuario, no del computador. La tecnología puede servir de catalizador para facilitar estas destrezas, siempre y cuando estimule la reflexión, la discusión y la solución de problemas. De manera que resulta evidente la necesidad de aprovechar las potencialidades de las tecnologías para que se apliquen siempre que sea necesario, y no tener tecnologías sin utilidad ni implementación, ya que representa una pérdida de tiempo y esfuerzo desarrollar nuevas tecnologías si no se implementan o utilizan. Allí radica la importancia del conocimiento de nuevas plataformas tal como lo son<text:s/>los Sistemas de Información.</text:p>
      <text:p text:style-name="P45">Por tanto, según lo expresado por Gonzáles y Yáñes (2005),</text:p>
      <text:p text:style-name="P46">Los sistemas de información realizan las tareas de adquisición, distribución, almacenamiento, recuperación y actualización de la información, con el fin de gestionar eficientemente todo el conocimiento<text:s/><text:soft-page-break/>necesario para una organización.</text:p>
      <text:p text:style-name="P47">Es decir que todas las organizaciones, empresas o instituciones deben tener sus conzocimientos centralizados, por tanto la <text:s/>información sectorizada es una información que escasa vez se conoce y utiliza, de allí, González y Yánez hacen referencia que al gestionar todo el conocimiento de una institución es necesario tener un eficiente sistema de información. Asimismo, la empresa depende totalmente de un buen sistema de información por la manera en la que se puede organizar y distribuir la información en general, puesto que no hay manera de realizar tareas de análisis rápido y eficaz de un gran volumen de datos de forma humana en un plazo de tiempo considerablemente corto.</text:p>
      <text:p text:style-name="P48"><text:span text:style-name="T49">Por ello, es necesario</text:span><text:span text:style-name="T50"><text:s/>e importante sistematizar todo proceso manual que se esté realizando ya que representa beneficio: rapidez, cumplimiento de tareas, eficacia y eficiencia en las tareas desempeñadas, disminución de trabajo y esfuerzo físico, y por conllevar un trabajo más l</text:span><text:span text:style-name="T51">igero genera un mejor nivel de calidad de trabajo.</text:span></text:p>
      <text:p text:style-name="P52"><text:span text:style-name="T53">Esta situación no es ajena a la que presenta la Universidad Nacional Experimental de los Llanos Centrales Rómulo Gallegos, donde todos aquellos documentos oficiales como los memorandum, son llevados a mano</text:span><text:span text:style-name="T54"><text:s/>a través de cuadernos de actas haciendo el trabajo muy tedioso y agobiante para el personal administrativo de la institución universitaria por mensionar sólo algunos; el tiempo para la aprobación de un documento oficial en algunos casos es extremadamente<text:s/></text:span><text:span text:style-name="T55">largo, conlleva consigo muchas firmas adjuntas, el tiempo de espera del mensajero es largo dado que en la institución universitaria los contratos hacia este cargo son pocos, en ciertas ocaciones el documento retorna al lugar de origen, entre otros, de esta</text:span><text:span text:style-name="T56"><text:s/>manera el personal a cargo de estas tareas manifiestan su descontento del proceso manual y poco práctico.</text:span></text:p>
      <text:p text:style-name="P57">Esta situación vislumbra frente a los cambios tecnológicos del entorno, que la información sea enviada y recibida tan pronto como sea necesario<text:s/><text:soft-page-break/>para<text:s/>de esta manera, obtener su aprobación o desaprobación inmediatamente, asimismo, es una ventaja a nivel ecológico puesto que no se desperdician materiales al trasladar los documentos entre las dependencias de la universidad, aprovechando todas las ventajas<text:s/>que la tecnología le proporcione.</text:p>
      <text:p text:style-name="P58">En función de los planteamientos realizados surge la necesidad de crear recursos o herramientas necesarias que exploten al máximo las enormes potencialidades que ofrece la informática; que sean diseñados con una formación<text:s/>metodológica actualizada, que atiendan las necesidades funcionales del personal administrativo para enfrentar nuevos escenarios productivos y que, al mismo tiempo, faciliten la labor administrativa al personal y respondan, de alguna manera, a los problemas<text:s/>derivados a la didáctica de algunos procesos administrativos en particular, como es el caso del envío y recepción de documentos oficiales y el establecimiento de la interoperabilidad entre las dependencias de la Universidad Nacional Experimental de los Llanos Centrales Rómulo Gallegos.</text:p>
      <text:p text:style-name="P59"><text:span text:style-name="T60">Por ello se considera una prioridad el desarrollo e implementación de una Red Social Institucional para la Interoperabilidad entre Dependencias de la Universidad Nacional Experimental de los Llanos Centrales Rómulo Gallegos,</text:span><text:span text:style-name="T61"><text:s/>primero, para que el personal administrativo adquiera y/o refuerce nuevos conocimientos tecnológicos en general y de esta manera, desarrollen la competencia necesaria para mejorar el proceso de elaboración de documentos oficiales en la institución univers</text:span><text:span text:style-name="T62">itaria, y segundo, aminore la producción de contaminación con la disminución de materiales nocivos para el medio ambiente y la maximización de recursos tecnológicos disponibles.</text:span></text:p>
      <text:p text:style-name="P63">De allí, que los investigadores se plantean las siguientes interrogantes:</text:p>
      <text:p text:style-name="P64">¿Cómo se desarrolla el proceso actual de la interoperabilidad entre dependencias de la Universidad Nacional Experimental de los Llanos Centrales Rómulo Gallegos?</text:p>
      <text:p text:style-name="P65">¿Cuáles son los requerimientos técnicos pertinentes para desarrollar e<text:s/><text:soft-page-break/>implementar una red social<text:s/>institucional para la interoperabilidad entre las dependencias de la Universidad Nacional Experimental de los Llanos Centrales Rómulo Gallegos?</text:p>
      <text:p text:style-name="P66">¿Contribuirá el desarrollo de una red social institucional para la interoperabilidad entre las distintas dependencias de la Universidad Nacional Experimental de los Llanos Centrales Rómulo Gallegos?</text:p>
      <text:p text:style-name="P67"><text:span text:style-name="T68">¿Cuál será el aporte del proceso de implementación de una red social institucion</text:span><text:span text:style-name="T69">al para la interoperabilidad entre dependencias de la Universidad Nacional Experimental<text:s/></text:span><text:span text:style-name="T70">de los Llanos Centrales Rómulo Gallegos</text:span><text:span text:style-name="T7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V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575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office:automatic-styles>
  <office:master-styles>
    <style:master-page style:name="MP0" style:page-layout-name="PL0">
      <style:header>
        <text:p text:style-name="Heading"/>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izabeth</meta:initial-creator>
    <dc:creator>Elizabeth</dc:creator>
    <meta:creation-date>2012-11-23T13:51:00Z</meta:creation-date>
    <dc:date>2013-03-01T02:34:00Z</dc:date>
    <meta:print-date>2013-03-01T02:34:00Z</meta:print-date>
    <meta:template xlink:href="Normal" xlink:type="simple"/>
    <meta:editing-cycles>167</meta:editing-cycles>
    <meta:editing-duration>PT55020S</meta:editing-duration>
    <meta:document-statistic meta:page-count="6" meta:paragraph-count="21" meta:word-count="1643" meta:character-count="10660" meta:row-count="75" meta:non-whitespace-character-count="9038"/>
  </office:meta>
</office:document-meta>
</file>